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0000002764DE8CC5A6B454C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168cm" svg:y="0.781cm" svg:width="17cm" svg:height="10.795cm" draw:z-index="0"><draw:image xlink:href="Pictures/10000201000003E0000002764DE8CC5A6B454CD2.png" xlink:type="simple" xlink:show="embed" xlink:actuate="onLoad" loext:mime-type="image/png"/></draw:frame><draw:frame draw:style-name="fr1" draw:name="Image2" text:anchor-type="char" svg:x="-0.307cm" svg:y="12.781cm" svg:width="17cm" svg:height="10.795cm" draw:z-index="1"><draw:image xlink:href="Pictures/10000201000003E0000002764DE8CC5A6B454CD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09:42:15.045985372</meta:creation-date>
    <dc:date>2021-10-18T09:43:19.592114640</dc:date>
    <meta:editing-duration>PT16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4.3.2$Linux_X86_64 LibreOffice_project/40$Build-2</meta:generator>
  </office:meta>
</office:document-meta>
</file>